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b7ae" officeooo:paragraph-rsid="0001b7ae"/>
    </style:style>
    <style:style style:name="P2" style:family="paragraph" style:parent-style-name="Standard">
      <style:text-properties officeooo:rsid="0001b7ae" officeooo:paragraph-rsid="00035073"/>
    </style:style>
    <style:style style:name="P3" style:family="paragraph" style:parent-style-name="Standard">
      <style:text-properties officeooo:rsid="0001b7ae" officeooo:paragraph-rsid="000440e5"/>
    </style:style>
    <style:style style:name="P4" style:family="paragraph" style:parent-style-name="Standard">
      <style:text-properties officeooo:rsid="0001b7ae" officeooo:paragraph-rsid="00056213"/>
    </style:style>
    <style:style style:name="P5" style:family="paragraph" style:parent-style-name="Standard">
      <style:text-properties fo:font-size="18pt" fo:font-weight="bold" officeooo:rsid="0001b7ae" officeooo:paragraph-rsid="0001b7ae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1b7ae" officeooo:paragraph-rsid="0001b7ae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2pt" fo:font-weight="bold" officeooo:rsid="0001b7ae" officeooo:paragraph-rsid="0001b7ae" style:font-size-asian="10.5pt" style:font-weight-asian="bold" style:font-size-complex="12pt" style:font-weight-complex="bold"/>
    </style:style>
    <style:style style:name="P8" style:family="paragraph" style:parent-style-name="Standard">
      <style:text-properties officeooo:rsid="000440e5" officeooo:paragraph-rsid="000440e5"/>
    </style:style>
    <style:style style:name="P9" style:family="paragraph" style:parent-style-name="Standard">
      <style:text-properties fo:font-weight="bold" officeooo:rsid="0004bb0f" officeooo:paragraph-rsid="0001b7ae" style:font-weight-asian="bold" style:font-weight-complex="bold"/>
    </style:style>
    <style:style style:name="P10" style:family="paragraph" style:parent-style-name="Standard">
      <style:text-properties fo:font-weight="normal" officeooo:rsid="00056213" officeooo:paragraph-rsid="0001b7ae" style:font-weight-asian="normal" style:font-weight-complex="normal"/>
    </style:style>
    <style:style style:name="P11" style:family="paragraph" style:parent-style-name="Standard">
      <style:text-properties fo:font-weight="normal" officeooo:rsid="00056213" officeooo:paragraph-rsid="00056213" style:font-weight-asian="normal" style:font-weight-complex="normal"/>
    </style:style>
    <style:style style:name="P12" style:family="paragraph" style:parent-style-name="Standard">
      <style:text-properties officeooo:rsid="0001b7ae" officeooo:paragraph-rsid="0001b7ae"/>
    </style:style>
    <style:style style:name="P13" style:family="paragraph" style:parent-style-name="Standard">
      <style:text-properties officeooo:rsid="0001b7ae" officeooo:paragraph-rsid="00035073"/>
    </style:style>
    <style:style style:name="P14" style:family="paragraph" style:parent-style-name="Standard">
      <style:text-properties officeooo:rsid="0001b7ae" officeooo:paragraph-rsid="000440e5"/>
    </style:style>
    <style:style style:name="P15" style:family="paragraph" style:parent-style-name="Standard">
      <style:text-properties officeooo:rsid="0001b7ae" officeooo:paragraph-rsid="0005cd0d"/>
    </style:style>
    <style:style style:name="T1" style:family="text">
      <style:text-properties style:text-line-through-style="none" style:text-line-through-type="none" officeooo:rsid="00035073"/>
    </style:style>
    <style:style style:name="T2" style:family="text">
      <style:text-properties officeooo:rsid="00035073"/>
    </style:style>
    <style:style style:name="T3" style:family="text">
      <style:text-properties officeooo:rsid="000440e5"/>
    </style:style>
    <style:style style:name="T4" style:family="text">
      <style:text-properties fo:font-weight="bold" officeooo:rsid="000440e5" style:font-weight-asian="bold" style:font-weight-complex="bold"/>
    </style:style>
    <style:style style:name="T5" style:family="text">
      <style:text-properties fo:font-weight="bold" officeooo:rsid="0004bb0f" style:font-weight-asian="bold" style:font-weight-complex="bold"/>
    </style:style>
    <style:style style:name="T6" style:family="text">
      <style:text-properties officeooo:rsid="000462d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462d1"/>
    </style:style>
    <style:style style:name="T9" style:family="text">
      <style:text-properties style:text-underline-style="solid" style:text-underline-width="auto" style:text-underline-color="font-color" officeooo:rsid="000440e5"/>
    </style:style>
    <style:style style:name="T10" style:family="text">
      <style:text-properties style:text-underline-style="solid" style:text-underline-width="auto" style:text-underline-color="font-color" officeooo:rsid="00059315"/>
    </style:style>
    <style:style style:name="T11" style:family="text">
      <style:text-properties fo:font-weight="normal" officeooo:rsid="0004bb0f" style:font-weight-asian="normal" style:font-weight-complex="normal"/>
    </style:style>
    <style:style style:name="T12" style:family="text">
      <style:text-properties fo:font-weight="normal" officeooo:rsid="00056213" style:font-weight-asian="normal" style:font-weight-complex="normal"/>
    </style:style>
    <style:style style:name="T13" style:family="text">
      <style:text-properties fo:font-weight="normal" officeooo:rsid="00059315" style:font-weight-asian="normal" style:font-weight-complex="normal"/>
    </style:style>
    <style:style style:name="T14" style:family="text">
      <style:text-properties officeooo:rsid="00059315"/>
    </style:style>
    <style:style style:name="T15" style:family="text">
      <style:text-properties officeooo:rsid="0005cd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hort Report</text:p>
      <text:p text:style-name="P5"/>
      <text:p text:style-name="P7"/>
      <text:p text:style-name="P1"><text:tab/>I started and completed this project with the help of previous prelabs and labs. It’s quite similar to them.</text:p>
      <text:p text:style-name="P1"><text:tab/></text:p>
      <text:p text:style-name="P1"><text:tab/>This project’s main goal is to convert shell script language to perl script language.</text:p>
      <text:p text:style-name="P1"><text:tab/></text:p>
      <text:p text:style-name="P1"><text:tab/>My project is <text:span text:style-name="T7">not perfect</text:span> but it is capable of making the main goal possible for most of the cases.</text:p>
      <text:p text:style-name="P1"><text:tab/></text:p>
      <text:p text:style-name="P1"><text:tab/>It <text:span text:style-name="T7">can convert </text:span><text:span text:style-name="T8">all of the</text:span><text:span text:style-name="T7"> examples</text:span><text:span text:style-name="T10">(not errorneous)</text:span> <text:span text:style-name="T6">that are </text:span>given without any errors. </text:p>
      <text:p text:style-name="P1"><text:tab/><text:span text:style-name="T15">(Except Example 5. It converts some if statement wrong.)</text:span></text:p>
      <text:p text:style-name="P1"/>
      <text:p text:style-name="P1"><text:tab/>Some <text:span text:style-name="T14">convertable </text:span>examples are given below:</text:p>
      <text:p text:style-name="P1"/>
      <text:p text:style-name="P3"><text:tab/><text:tab/>- Shell script predictive:</text:p>
      <text:p text:style-name="P3"><text:tab/><text:tab/><text:tab/>#!/bin/sh</text:p>
      <text:p text:style-name="P1"/>
      <text:p text:style-name="P3"><text:tab/><text:tab/>- Any comments:</text:p>
      <text:p text:style-name="P3"><text:tab/><text:tab/><text:tab/># Hello World Program</text:p>
      <text:p text:style-name="P3"><text:tab/><text:tab/></text:p>
      <text:p text:style-name="P3"><text:tab/><text:tab/>- Expressions like:</text:p>
      <text:p text:style-name="P1"><text:tab/><text:tab/><text:tab/>a=5</text:p>
      <text:p text:style-name="P1"><text:tab/><text:tab/><text:tab/>b=$((3+4))<text:tab/></text:p>
      <text:p text:style-name="P1"><text:tab/><text:tab/><text:tab/>c=$(($a+($b/5)))</text:p>
      <text:p text:style-name="P1"><text:tab/><text:tab/><text:tab/>d=$(($<text:span text:style-name="T2">c</text:span>+10))</text:p>
      <text:p text:style-name="P1"><text:tab/><text:tab/><text:tab/><text:span text:style-name="T2">e</text:span>=$((($<text:span text:style-name="T2">d</text:span>+10)*$<text:span text:style-name="T2">e</text:span>))</text:p>
      <text:p text:style-name="P1"><text:tab/><text:tab/><text:tab/><text:span text:style-name="T2">f</text:span>=$((($<text:span text:style-name="T2">f</text:span>*$<text:span text:style-name="T2">g</text:span>)-($<text:span text:style-name="T2">h</text:span>+$<text:span text:style-name="T2">i</text:span>)))</text:p>
      <text:p text:style-name="P1"><text:tab/><text:tab/><text:tab/><text:span text:style-name="T3">g</text:span>=$((($<text:span text:style-name="T3">j</text:span>*$<text:span text:style-name="T3">k</text:span>)*($<text:span text:style-name="T3">l</text:span>-100/($<text:span text:style-name="T3">m</text:span>-$<text:span text:style-name="T3">n</text:span>))))</text:p>
      <text:p text:style-name="P1"><text:tab/><text:tab/><text:tab/>.</text:p>
      <text:p text:style-name="P1"><text:tab/><text:tab/><text:tab/>..</text:p>
      <text:p text:style-name="P1"><text:tab/><text:tab/><text:tab/>...</text:p>
      <text:p text:style-name="P1"/>
      <text:p text:style-name="P1"><text:tab/><text:tab/>- Echo statements like:</text:p>
      <text:p text:style-name="P2"><text:tab/><text:tab/><text:tab/>echo $a</text:p>
      <text:p text:style-name="P2"><text:tab/><text:tab/><text:tab/>echo "<text:span text:style-name="T2">a</text:span> = $<text:span text:style-name="T2">b</text:span> and z= $z"<text:tab/></text:p>
      <text:p text:style-name="P2"><text:tab/><text:tab/><text:tab/>echo 'Prints <text:span text:style-name="T2">a</text:span>*<text:span text:style-name="T2">b</text:span>'</text:p>
      <text:p text:style-name="P2"><text:tab/><text:tab/> <text:s text:c="7"/><text:tab/>echo $(($<text:span text:style-name="T2">a</text:span>*$<text:span text:style-name="T2">b</text:span>))</text:p>
      <text:p text:style-name="P1"><text:tab/><text:tab/><text:tab/>.</text:p>
      <text:p text:style-name="P1"><text:tab/><text:tab/><text:tab/>..</text:p>
      <text:p text:style-name="P1"><text:tab/><text:tab/><text:tab/>.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<text:tab/>- If – Else statements like:</text:p>
      <text:p text:style-name="P1"/>
      <text:p text:style-name="P1"><text:tab/><text:tab/><text:tab/>if [ $a <text:span text:style-name="T1">-(here can be &lt;,&gt;,&lt;=,&gt;=,== etc.)</text:span> 200 ]</text:p>
      <text:p text:style-name="P1"><text:tab/><text:tab/><text:tab/>then</text:p>
      <text:p text:style-name="P1"><text:s text:c="8"/><text:tab/><text:tab/><text:tab/><text:tab/><text:span text:style-name="T2">some statements...</text:span></text:p>
      <text:p text:style-name="P2"><text:tab/><text:tab/><text:tab/><text:tab/>if [ $<text:span text:style-name="T2">b</text:span> -<text:span text:style-name="T1">(here can be &lt;,&gt;,&lt;=,&gt;=,== etc.)</text:span> 10 ]</text:p>
      <text:p text:style-name="P1"><text:tab/><text:tab/><text:tab/><text:tab/>then</text:p>
      <text:p text:style-name="P1"><text:tab/><text:tab/><text:tab/><text:tab/><text:tab/><text:span text:style-name="T2">some statements..</text:span></text:p>
      <text:p text:style-name="P1"><text:tab/><text:tab/><text:tab/><text:tab/>fi</text:p>
      <text:p text:style-name="P15"><text:tab/><text:tab/><text:tab/><text:tab/><text:span text:style-name="T15">elif </text:span>[ $<text:span text:style-name="T15">b</text:span> <text:span text:style-name="T1">-(here can be &lt;,&gt;,&lt;=,&gt;=,== etc.)</text:span> 200]</text:p>
      <text:p text:style-name="P1"><text:tab/><text:tab/><text:tab/><text:tab/><text:span text:style-name="T15">then</text:span></text:p>
      <text:p text:style-name="P1"><text:tab/><text:tab/><text:tab/><text:tab/><text:tab/><text:span text:style-name="T15">some statements..</text:span></text:p>
      <text:p text:style-name="P2"><text:tab/><text:tab/><text:tab/>elif [ $<text:span text:style-name="T2">c</text:span> <text:span text:style-name="T1">-(here can be &lt;,&gt;,&lt;=,&gt;=,== etc.)</text:span> 200]</text:p>
      <text:p text:style-name="P1"><text:tab/><text:tab/><text:tab/>then</text:p>
      <text:p text:style-name="P1"><text:tab/><text:tab/><text:tab/><text:tab/><text:span text:style-name="T2">some statements...</text:span></text:p>
      <text:p text:style-name="P1"><text:tab/><text:tab/><text:tab/>else</text:p>
      <text:p text:style-name="P1"><text:tab/><text:tab/><text:tab/><text:tab/><text:span text:style-name="T2">some statements...</text:span></text:p>
      <text:p text:style-name="P1"><text:tab/><text:tab/><text:tab/>fi</text:p>
      <text:p text:style-name="P1"/>
      <text:p text:style-name="P1"/>
      <text:p text:style-name="P1"><text:tab/><text:span text:style-name="T4">What it can’t do?</text:span></text:p>
      <text:p text:style-name="P3"><text:tab/><text:tab/></text:p>
      <text:p text:style-name="P3"><text:tab/><text:span text:style-name="T3">It </text:span><text:span text:style-name="T9">can’t detect some syntax errors</text:span><text:span text:style-name="T3"> if there are any.</text:span><text:tab/><text:span text:style-name="T3">(Example: Paranthesis check)</text:span></text:p>
      <text:p text:style-name="P3"><text:tab/></text:p>
      <text:p text:style-name="P8"><text:tab/>However it <text:span text:style-name="T7">can detect if – else statements syntax errors</text:span>. Like if there is an <text:span text:style-name="T7">missing “then”</text:span>, or <text:span text:style-name="T7">“fi”</text:span>, it will tell you the line that is not correct.</text:p>
      <text:p text:style-name="P3"/>
      <text:p text:style-name="P3"><text:tab/><text:span text:style-name="T3">It </text:span><text:span text:style-name="T9">can’t detect the blank space</text:span><text:span text:style-name="T3"> after the condition and before the “]”.</text:span></text:p>
      <text:p text:style-name="P1"/>
      <text:p text:style-name="P1"><text:tab/><text:span text:style-name="T6">It can’t convert if-else statements if it is </text:span><text:span text:style-name="T8">nested in more than 3 if statements</text:span><text:span text:style-name="T6">. (It wouldn’t convert correctly.)</text:span></text:p>
      <text:p text:style-name="P1"/>
      <text:p text:style-name="P1"><text:tab/></text:p>
      <text:p text:style-name="P1"><text:tab/><text:span text:style-name="T5">My Progression</text:span></text:p>
      <text:p text:style-name="P9"><text:tab/></text:p>
      <text:p text:style-name="P1"><text:span text:style-name="T5"><text:tab/></text:span><text:span text:style-name="T11">I started the project about 1-1.5 weeks ago. At first, i completed the lex file. I had some errors while compiling it. </text:span><text:span text:style-name="T12">The error was about yylval values and it couldn’t convert to string or int correctly. That took me 1-2 days to solve the problem.</text:span></text:p>
      <text:p text:style-name="P10"><text:tab/></text:p>
      <text:p text:style-name="P10"><text:tab/>Yacc file is the real issue. At first i used %token for everything we created in yacc. Of course that was not working and make me stop after a lot of hours of searching to find the issue. When i realized that i need to use %type for the ones we created in Yacc, i was finally be able to move on to the line error check. </text:p>
      <text:p text:style-name="P10"><text:tab/></text:p>
      <text:p text:style-name="P4"><text:span text:style-name="T12"><text:tab/>I did some recursive statements and some are one by one. I spend way too much time to make everything recursive so that any code can be converted correctly. I everytime i tried something i had the print order issue. For example, 3+4 prints first before print statement. And something like that shows up: “3+4;printf”. I decided to make some things</text:span><text:span text:style-name="T13"> </text:span><text:span text:style-name="T12">not recursive and move on to the next examples. If-Else statements was harder than i thought. The curly paranthesis, it’s tab space, nested statements took me a while to finish the project. </text:span></text:p>
      <text:p text:style-name="P11"><text:tab/></text:p>
      <text:p text:style-name="P4"><text:soft-page-break/><text:span text:style-name="T12"><text:tab/>I believe i </text:span><text:span text:style-name="T13">have </text:span><text:span text:style-name="T12">learn</text:span><text:span text:style-name="T13">ed</text:span><text:span text:style-name="T12"> a lot in this project. <text:s/></text:span><text:span text:style-name="T13">It was hard and entartaining at the same time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18:29:28.310926579</meta:creation-date>
    <dc:date>2018-12-28T19:03:43.745559692</dc:date>
    <meta:editing-duration>PT13M18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3" meta:paragraph-count="68" meta:word-count="494" meta:character-count="2934" meta:non-whitespace-character-count="2315"/>
  </office:meta>
</office:document-meta>
</file>